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8D8EBF7F61CFB5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b07ae" officeooo:paragraph-rsid="000b07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<draw:frame draw:style-name="fr1" draw:name="Изображение1" text:anchor-type="paragraph" svg:width="17cm" svg:height="9.562cm" draw:z-index="0"><draw:image xlink:href="Pictures/1000000000000780000004388D8EBF7F61CFB55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2:44:42.965000000</meta:creation-date>
    <dc:date>2019-11-21T12:45:04.312000000</dc:date>
    <meta:editing-duration>PT2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1.2.1$Windows_x86 LibreOffice_project/65905a128db06ba48db947242809d14d3f9a93fe</meta:generator>
  </office:meta>
</office:document-meta>
</file>